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1cm" fo:margin-right="0cm" fo:margin-top="0.199cm" fo:margin-bottom="0.25cm" style:contextual-spacing="false" fo:text-indent="1.251cm" style:auto-text-indent="false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P7" style:family="paragraph" style:parent-style-name="Standard">
      <loext:graphic-properties draw:fill-gradient-name="gradient" draw:fill-hatch-name="hatch"/>
      <style:paragraph-properties fo:margin-left="1cm" fo:margin-right="0cm" fo:margin-top="0.4cm" fo:margin-bottom="1.199cm" style:contextual-spacing="false" fo:text-indent="1.251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style:text-underline-style="none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7">Confira os sintomas da Dengue</text:span></text:p>
      <text:p text:style-name="P7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4:56.815000000</dc:date>
    <meta:editing-duration>PT23M12S</meta:editing-duration>
    <meta:editing-cycles>1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